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99F407A252A2BEAB.png" manifest:media-type="image/png"/>
  <manifest:file-entry manifest:full-path="Pictures/100025FE00007100000054C7F986B28BBFC6A2E5.svg" manifest:media-type="image/svg+xml"/>
  <manifest:file-entry manifest:full-path="Pictures/100002010000011D000001201F8F20CCDBCE1252.png" manifest:media-type="image/png"/>
  <manifest:file-entry manifest:full-path="Pictures/100020100000522400007421C1DCB351A9D0B2B3.svg" manifest:media-type="image/svg+xml"/>
  <manifest:file-entry manifest:full-path="Pictures/100002010000033000000264439DB872F88ED00C.png" manifest:media-type="image/png"/>
  <manifest:file-entry manifest:full-path="Pictures/10000D0200001D7600001DCE1BC76E9ACFAAF86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gr2" style:family="graphic" style:parent-style-name="standard">
      <style:graphic-properties draw:stroke="dash" draw:stroke-dash="Fine_20_Dashed" svg:stroke-width="0.081cm" svg:stroke-color="#808080" draw:marker-start="" draw:marker-start-width="0.421cm" draw:marker-end="" draw:marker-end-width="0.421cm" svg:stroke-opacity="80%" draw:textarea-vertical-align="middle" fo:padding-top="0.165cm" fo:padding-bottom="0.165cm" fo:padding-left="0.29cm" fo:padding-right="0.29cm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1.181cm, 3.529cm, 13.137cm, 16.98cm)" draw:image-opacity="100%" style:mirror="none"/>
    </style:style>
    <style:style style:name="gr4" style:family="graphic" style:parent-style-name="standard">
      <style:graphic-properties svg:stroke-width="0.081cm" svg:stroke-color="#000000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20741d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8" style:family="graphic" style:parent-style-name="measure" style:list-style-name="L1">
      <style:graphic-properties draw:textarea-vertical-align="middle" draw:line-distance="0.346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4cm"/>
    </style:style>
    <style:style style:name="gr12" style:family="graphic" style:parent-style-name="measure" style:list-style-name="L1">
      <style:graphic-properties draw:textarea-vertical-align="middle" draw:line-distance="0.3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ffff99" draw:fill-color="#0000ff" draw:textarea-horizontal-align="justify" draw:textarea-vertical-align="middle" draw:auto-grow-height="false" fo:min-height="0.15cm" fo:min-width="2.476cm"/>
    </style:style>
    <style:style style:name="gr15" style:family="graphic" style:parent-style-name="measure" style:list-style-name="L1">
      <style:graphic-properties draw:textarea-vertical-align="middle" draw:line-distance="0.567cm" draw:placing="below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8cm" fo:min-width="0cm"/>
    </style:style>
    <style:style style:name="gr17" style:family="graphic" style:parent-style-name="standard">
      <style:graphic-properties draw:fill-color="#0000ff" draw:textarea-horizontal-align="justify" draw:textarea-vertical-align="middle" draw:auto-grow-height="false" fo:min-height="0.15cm" fo:min-width="2.476cm"/>
    </style:style>
    <style:style style:name="gr18" style:family="graphic" style:parent-style-name="standard">
      <style:graphic-properties draw:fill-color="#0000ff" draw:textarea-vertical-align="middle" draw:auto-grow-height="false" fo:min-height="3.75cm" fo:min-width="5.158cm"/>
    </style:style>
    <style:style style:name="gr19" style:family="graphic" style:parent-style-name="measure" style:list-style-name="L1">
      <style:graphic-properties draw:textarea-vertical-align="middle" draw:line-distance="0.288cm" draw:placing="below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ff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-1.001cm" svg:y1="16.199cm" svg:x2="32.699cm" svg:y2="16.199cm">
          <text:p/>
        </draw:line>
        <draw:line draw:style-name="gr1" draw:text-style-name="P1" draw:layer="layout" svg:x1="14.3cm" svg:y1="-0.3cm" svg:x2="13.999cm" svg:y2="30.999cm">
          <text:p/>
        </draw:line>
        <draw:g>
          <draw:line draw:style-name="gr2" draw:text-style-name="P2" draw:layer="layout" svg:x1="2.663cm" svg:y1="16.299cm" svg:x2="10.509cm" svg:y2="1.499cm">
            <text:p/>
          </draw:line>
          <draw:frame draw:style-name="gr3" draw:text-style-name="P2" draw:layer="layout" svg:width="5.261cm" svg:height="4.614cm" draw:transform="skewX (7.67021568913919E-017) rotate (-0.487470460082016) translate (3.057cm 10.037cm)">
            <draw:image xlink:href="Pictures/100025FE00007100000054C7F986B28BBFC6A2E5.svg" xlink:type="simple" xlink:show="embed" xlink:actuate="onLoad">
              <text:p/>
            </draw:image>
            <draw:image xlink:href="Pictures/100002010000033000000264439DB872F88ED00C.png" xlink:type="simple" xlink:show="embed" xlink:actuate="onLoad"/>
          </draw:frame>
          <draw:line draw:style-name="gr4" draw:text-style-name="P2" draw:layer="layout" svg:x1="4.217cm" svg:y1="13.368cm" svg:x2="9.913cm" svg:y2="2.624cm">
            <text:p/>
          </draw:line>
        </draw:g>
        <draw:g>
          <draw:frame draw:style-name="gr5" draw:text-style-name="P1" draw:layer="layout" svg:width="3.1cm" svg:height="3.136cm" draw:transform="rotate (-0.481885406475635) translate (6.467cm 5.108cm)">
            <draw:image xlink:href="Pictures/10000D0200001D7600001DCE1BC76E9ACFAAF865.svg" xlink:type="simple" xlink:show="embed" xlink:actuate="onLoad">
              <text:p/>
            </draw:image>
            <draw:image xlink:href="Pictures/100002010000011D000001201F8F20CCDBCE1252.png" xlink:type="simple" xlink:show="embed" xlink:actuate="onLoad"/>
          </draw:frame>
          <draw:line draw:style-name="gr6" draw:text-style-name="P2" draw:layer="layout" svg:x1="6.796cm" svg:y1="8.455cm" svg:x2="9.044cm" svg:y2="4.324cm">
            <text:p/>
          </draw:line>
        </draw:g>
        <draw:frame draw:style-name="gr5" draw:text-style-name="P1" draw:layer="layout" svg:width="3.369cm" svg:height="4.763cm" svg:x="1.496cm" svg:y="2.961cm">
          <draw:image xlink:href="Pictures/100020100000522400007421C1DCB351A9D0B2B3.svg" xlink:type="simple" xlink:show="embed" xlink:actuate="onLoad">
            <text:p/>
          </draw:image>
          <draw:image xlink:href="Pictures/10000201000002530000034999F407A252A2BEAB.png" xlink:type="simple" xlink:show="embed" xlink:actuate="onLoad"/>
        </draw:frame>
        <draw:line draw:style-name="gr7" draw:text-style-name="P2" draw:layer="layout" svg:x1="4.418cm" svg:y1="13.402cm" svg:x2="4.418cm" svg:y2="9.302cm">
          <text:p/>
        </draw:line>
        <draw:line draw:style-name="gr7" draw:text-style-name="P2" draw:layer="layout" svg:x1="6.899cm" svg:y1="8.484cm" svg:x2="6.899cm" svg:y2="4.384cm">
          <text:p/>
        </draw:line>
        <draw:measure draw:style-name="gr8" draw:text-style-name="P3" draw:layer="layout" svg:x1="7.496cm" svg:y1="14.624cm" svg:x2="9.796cm" svg:y2="10.624cm">
          <text:p text:style-name="P3"><text:s/>d = <text:s/>300 <text:measure text:kind="unit">cm</text:measure><text:measure text:kind="gap"/></text:p>
        </draw:measure>
        <draw:ellipse draw:style-name="gr9" draw:text-style-name="P2" draw:layer="layout" svg:width="1.51cm" svg:height="1.22cm" svg:x="3.732cm" svg:y="11.224cm" draw:kind="arc" draw:start-angle="20.1" draw:end-angle="98.39">
          <text:p/>
        </draw:ellipse>
        <draw:ellipse draw:style-name="gr9" draw:text-style-name="P2" draw:layer="layout" svg:width="2.248cm" svg:height="1.22cm" svg:x="5.917cm" svg:y="5.524cm" draw:kind="arc" draw:start-angle="20.1" draw:end-angle="98.39">
          <text:p/>
        </draw:ellipse>
        <draw:frame draw:style-name="gr10" draw:text-style-name="P4" draw:layer="layout" svg:width="1.1cm" svg:height="0.962cm" svg:x="4.396cm" svg:y="10.262cm">
          <draw:text-box>
            <text:p><text:span text:style-name="T1">α</text:span></text:p>
          </draw:text-box>
        </draw:frame>
        <draw:frame draw:style-name="gr10" draw:text-style-name="P4" draw:layer="layout" svg:width="1.1cm" svg:height="0.962cm" svg:x="7.196cm" svg:y="4.662cm">
          <draw:text-box>
            <text:p><text:span text:style-name="T1">β</text:span></text:p>
          </draw:text-box>
        </draw:frame>
        <draw:frame draw:style-name="gr11" draw:text-style-name="P4" draw:layer="layout" svg:width="2.141cm" svg:height="0.962cm" svg:x="5.355cm" svg:y="2.224cm">
          <draw:text-box>
            <text:p><text:span text:style-name="T1">α = β</text:span><text:span text:style-name="T1"> </text:span></text:p>
          </draw:text-box>
        </draw:frame>
        <draw:g>
          <draw:line draw:style-name="gr2" draw:text-style-name="P2" draw:layer="layout" svg:x1="16.48cm" svg:y1="16.199cm" svg:x2="24.799cm" svg:y2="0.508cm">
            <text:p/>
          </draw:line>
          <draw:frame draw:style-name="gr3" draw:text-style-name="P2" draw:layer="layout" svg:width="5.261cm" svg:height="4.614cm" draw:transform="skewX (7.67021568913919E-017) rotate (-0.487470460082016) translate (17.406cm 8.933cm)">
            <draw:image xlink:href="Pictures/100025FE00007100000054C7F986B28BBFC6A2E5.svg" xlink:type="simple" xlink:show="embed" xlink:actuate="onLoad">
              <text:p/>
            </draw:image>
            <draw:image xlink:href="Pictures/100002010000033000000264439DB872F88ED00C.png" xlink:type="simple" xlink:show="embed" xlink:actuate="onLoad"/>
          </draw:frame>
          <draw:line draw:style-name="gr4" draw:text-style-name="P2" draw:layer="layout" svg:x1="18.566cm" svg:y1="12.264cm" svg:x2="24.262cm" svg:y2="1.52cm">
            <text:p/>
          </draw:line>
        </draw:g>
        <draw:g>
          <draw:frame draw:style-name="gr5" draw:text-style-name="P1" draw:layer="layout" svg:width="3.1cm" svg:height="3.136cm" draw:transform="rotate (-1.30899693899575) translate (23.443cm 4.716cm)">
            <draw:image xlink:href="Pictures/10000D0200001D7600001DCE1BC76E9ACFAAF865.svg" xlink:type="simple" xlink:show="embed" xlink:actuate="onLoad">
              <text:p/>
            </draw:image>
            <draw:image xlink:href="Pictures/100002010000011D000001201F8F20CCDBCE1252.png" xlink:type="simple" xlink:show="embed" xlink:actuate="onLoad"/>
          </draw:frame>
          <draw:line draw:style-name="gr6" draw:text-style-name="P2" draw:layer="layout" svg:x1="21.038cm" svg:y1="7.259cm" svg:x2="25.545cm" svg:y2="5.916cm">
            <text:p/>
          </draw:line>
        </draw:g>
        <draw:line draw:style-name="gr7" draw:text-style-name="P2" draw:layer="layout" svg:x1="18.767cm" svg:y1="12.298cm" svg:x2="18.767cm" svg:y2="8.198cm">
          <text:p/>
        </draw:line>
        <draw:line draw:style-name="gr7" draw:text-style-name="P2" draw:layer="layout" svg:x1="21.248cm" svg:y1="7.38cm" svg:x2="21.248cm" svg:y2="3.28cm">
          <text:p/>
        </draw:line>
        <draw:measure draw:style-name="gr12" draw:text-style-name="P3" draw:layer="layout" svg:x1="21.845cm" svg:y1="13.52cm" svg:x2="24.145cm" svg:y2="9.52cm">
          <text:p text:style-name="P3"><text:s/>d = <text:s/>300 <text:measure text:kind="unit">cm</text:measure><text:measure text:kind="gap"/></text:p>
        </draw:measure>
        <draw:ellipse draw:style-name="gr9" draw:text-style-name="P2" draw:layer="layout" svg:width="1.51cm" svg:height="1.22cm" svg:x="18.081cm" svg:y="10.12cm" draw:kind="arc" draw:start-angle="20.1" draw:end-angle="98.39">
          <text:p/>
        </draw:ellipse>
        <draw:ellipse draw:style-name="gr9" draw:text-style-name="P2" draw:layer="layout" svg:width="5.397cm" svg:height="5.713cm" svg:x="18.921cm" svg:y="4.42cm" draw:kind="arc" draw:start-angle="20.1" draw:end-angle="98.39">
          <text:p/>
        </draw:ellipse>
        <draw:frame draw:style-name="gr10" draw:text-style-name="P4" draw:layer="layout" svg:width="1.1cm" svg:height="0.962cm" svg:x="18.745cm" svg:y="9.158cm">
          <draw:text-box>
            <text:p><text:span text:style-name="T1">α</text:span></text:p>
          </draw:text-box>
        </draw:frame>
        <draw:frame draw:style-name="gr10" draw:text-style-name="P4" draw:layer="layout" svg:width="1.1cm" svg:height="0.962cm" svg:x="23.745cm" svg:y="3.716cm">
          <draw:text-box>
            <text:p><text:span text:style-name="T1">β</text:span></text:p>
          </draw:text-box>
        </draw:frame>
        <draw:frame draw:style-name="gr13" draw:text-style-name="P4" draw:layer="layout" svg:width="2.141cm" svg:height="0.962cm" svg:x="16.499cm" svg:y="4.337cm">
          <draw:text-box>
            <text:p><text:span text:style-name="T1">α &lt; β</text:span><text:span text:style-name="T1"> </text:span></text:p>
          </draw:text-box>
        </draw:frame>
        <draw:custom-shape draw:style-name="gr14" draw:text-style-name="P5" draw:layer="layout" svg:width="3.4cm" svg:height="0.8cm" draw:transform="rotate (-0.489564855184409) translate (15.48cm 9.98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2" draw:text-style-name="P2" draw:layer="layout" svg:x1="1.06cm" svg:y1="30.499cm" svg:x2="13.499cm" svg:y2="16.636cm">
            <text:p/>
          </draw:line>
          <draw:frame draw:style-name="gr3" draw:text-style-name="P2" draw:layer="layout" svg:width="5.261cm" svg:height="4.614cm" draw:transform="skewX (7.67021568913919E-017) rotate (-0.487470460082016) translate (3.55cm 22.906cm)">
            <draw:image xlink:href="Pictures/100025FE00007100000054C7F986B28BBFC6A2E5.svg" xlink:type="simple" xlink:show="embed" xlink:actuate="onLoad">
              <text:p/>
            </draw:image>
            <draw:image xlink:href="Pictures/100002010000033000000264439DB872F88ED00C.png" xlink:type="simple" xlink:show="embed" xlink:actuate="onLoad"/>
          </draw:frame>
          <draw:line draw:style-name="gr4" draw:text-style-name="P2" draw:layer="layout" svg:x1="4.61cm" svg:y1="26.237cm" svg:x2="9.699cm" svg:y2="16.639cm">
            <text:p/>
          </draw:line>
        </draw:g>
        <draw:g>
          <draw:frame draw:style-name="gr5" draw:text-style-name="P1" draw:layer="layout" svg:width="3.1cm" svg:height="3.136cm" draw:transform="rotate (-1.30899693899575) translate (10.887cm 19.689cm)">
            <draw:image xlink:href="Pictures/10000D0200001D7600001DCE1BC76E9ACFAAF865.svg" xlink:type="simple" xlink:show="embed" xlink:actuate="onLoad">
              <text:p/>
            </draw:image>
            <draw:image xlink:href="Pictures/100002010000011D000001201F8F20CCDBCE1252.png" xlink:type="simple" xlink:show="embed" xlink:actuate="onLoad"/>
          </draw:frame>
          <draw:line draw:style-name="gr6" draw:text-style-name="P2" draw:layer="layout" svg:x1="8.482cm" svg:y1="22.232cm" svg:x2="12.989cm" svg:y2="20.889cm">
            <text:p/>
          </draw:line>
        </draw:g>
        <draw:line draw:style-name="gr7" draw:text-style-name="P2" draw:layer="layout" svg:x1="4.811cm" svg:y1="26.271cm" svg:x2="4.811cm" svg:y2="22.171cm">
          <text:p/>
        </draw:line>
        <draw:line draw:style-name="gr7" draw:text-style-name="P2" draw:layer="layout" svg:x1="8.692cm" svg:y1="22.353cm" svg:x2="8.692cm" svg:y2="18.253cm">
          <text:p/>
        </draw:line>
        <draw:measure draw:style-name="gr15" draw:text-style-name="P3" draw:layer="layout" svg:x1="8.189cm" svg:y1="27.889cm" svg:x2="11.089cm" svg:y2="24.489cm">
          <text:p text:style-name="P3"><text:s/>d = <text:s/>300 <text:measure text:kind="unit">cm</text:measure><text:measure text:kind="gap"/></text:p>
        </draw:measure>
        <draw:ellipse draw:style-name="gr9" draw:text-style-name="P2" draw:layer="layout" svg:width="1.51cm" svg:height="1.22cm" svg:x="4.125cm" svg:y="23.993cm" draw:kind="arc" draw:start-angle="20.1" draw:end-angle="98.39">
          <text:p/>
        </draw:ellipse>
        <draw:ellipse draw:style-name="gr9" draw:text-style-name="P2" draw:layer="layout" svg:width="5.397cm" svg:height="5.713cm" svg:x="6.365cm" svg:y="19.393cm" draw:kind="arc" draw:start-angle="20.1" draw:end-angle="98.39">
          <text:p/>
        </draw:ellipse>
        <draw:frame draw:style-name="gr10" draw:text-style-name="P4" draw:layer="layout" svg:width="1.1cm" svg:height="0.962cm" svg:x="4.789cm" svg:y="23.031cm">
          <draw:text-box>
            <text:p><text:span text:style-name="T1">α</text:span></text:p>
          </draw:text-box>
        </draw:frame>
        <draw:frame draw:style-name="gr10" draw:text-style-name="P4" draw:layer="layout" svg:width="1.1cm" svg:height="0.962cm" svg:x="11.189cm" svg:y="18.689cm">
          <draw:text-box>
            <text:p><text:span text:style-name="T1">β</text:span></text:p>
          </draw:text-box>
        </draw:frame>
        <draw:frame draw:style-name="gr16" draw:text-style-name="P4" draw:layer="layout" svg:width="2.14cm" svg:height="2.288cm" svg:x="4.089cm" svg:y="20.001cm">
          <draw:text-box>
            <text:p><text:span text:style-name="T1">α &lt; β </text:span></text:p>
            <text:p><text:span text:style-name="T1">θ &gt; 0</text:span></text:p>
          </draw:text-box>
        </draw:frame>
        <draw:ellipse draw:style-name="gr9" draw:text-style-name="P2" draw:layer="layout" svg:width="1.51cm" svg:height="1.22cm" draw:transform="rotate (-0.32009338481576) translate (5.442cm 23.372cm)" draw:kind="arc" draw:start-angle="20.1" draw:end-angle="98.39">
          <text:p/>
        </draw:ellipse>
        <draw:frame draw:style-name="gr10" draw:text-style-name="P4" draw:layer="layout" svg:width="1.1cm" svg:height="0.962cm" svg:x="6.289cm" svg:y="22.931cm">
          <draw:text-box>
            <text:p><text:span text:style-name="T1">θ</text:span></text:p>
          </draw:text-box>
        </draw:frame>
        <draw:frame draw:style-name="gr10" draw:text-style-name="P4" draw:layer="layout" svg:width="1.1cm" svg:height="0.962cm" svg:x="4.789cm" svg:y="23.031cm">
          <draw:text-box>
            <text:p><text:span text:style-name="T1">α</text:span></text:p>
          </draw:text-box>
        </draw:frame>
        <draw:custom-shape draw:style-name="gr17" draw:text-style-name="P5" draw:layer="layout" svg:width="3.4cm" svg:height="0.8cm" draw:transform="rotate (-0.489564855184409) translate (1.565cm 23.88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5.657cm" svg:height="4cm" draw:transform="rotate (3.05153366418689) translate (7.529cm 29.389cm)">
          <text:p/>
          <draw:enhanced-geometry svg:viewBox="0 0 21600 21600" draw:text-areas="0 0 21600 21600" draw:type="circular-arrow" draw:modifiers="-179.378157829438 -31.3303366263739 8813.484208255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2" draw:text-style-name="P2" draw:layer="layout" svg:x1="14.182cm" svg:y1="24.599cm" svg:x2="31.999cm" svg:y2="18.071cm">
            <text:p/>
          </draw:line>
          <draw:frame draw:style-name="gr3" draw:text-style-name="P2" draw:layer="layout" svg:width="5.261cm" svg:height="4.614cm" draw:transform="rotate (-1.23324964945919) translate (17.888cm 20.297cm)">
            <draw:image xlink:href="Pictures/100025FE00007100000054C7F986B28BBFC6A2E5.svg" xlink:type="simple" xlink:show="embed" xlink:actuate="onLoad">
              <text:p/>
            </draw:image>
            <draw:image xlink:href="Pictures/100002010000033000000264439DB872F88ED00C.png" xlink:type="simple" xlink:show="embed" xlink:actuate="onLoad"/>
          </draw:frame>
          <draw:line draw:style-name="gr4" draw:text-style-name="P2" draw:layer="layout" svg:x1="16.334cm" svg:y1="23.733cm" svg:x2="30.534cm" svg:y2="18.689cm">
            <text:p/>
          </draw:line>
        </draw:g>
        <draw:g>
          <draw:frame draw:style-name="gr5" draw:text-style-name="P1" draw:layer="layout" svg:width="3.1cm" svg:height="3.136cm" draw:transform="rotate (-1.30899693899575) translate (25.622cm 18.779cm)">
            <draw:image xlink:href="Pictures/10000D0200001D7600001DCE1BC76E9ACFAAF865.svg" xlink:type="simple" xlink:show="embed" xlink:actuate="onLoad">
              <text:p/>
            </draw:image>
            <draw:image xlink:href="Pictures/100002010000011D000001201F8F20CCDBCE1252.png" xlink:type="simple" xlink:show="embed" xlink:actuate="onLoad"/>
          </draw:frame>
          <draw:line draw:style-name="gr6" draw:text-style-name="P2" draw:layer="layout" svg:x1="23.217cm" svg:y1="21.322cm" svg:x2="27.734cm" svg:y2="19.689cm">
            <text:p/>
          </draw:line>
        </draw:g>
        <draw:line draw:style-name="gr7" draw:text-style-name="P2" draw:layer="layout" svg:x1="16.534cm" svg:y1="23.789cm" svg:x2="16.534cm" svg:y2="19.689cm">
          <text:p/>
        </draw:line>
        <draw:line draw:style-name="gr7" draw:text-style-name="P2" draw:layer="layout" svg:x1="23.427cm" svg:y1="21.443cm" svg:x2="23.427cm" svg:y2="17.343cm">
          <text:p/>
        </draw:line>
        <draw:measure draw:style-name="gr19" draw:text-style-name="P3" draw:layer="layout" svg:x1="18.134cm" svg:y1="26.589cm" svg:x2="24.034cm" svg:y2="24.489cm">
          <text:p text:style-name="P3"><text:s/>d = <text:s/>300 <text:measure text:kind="unit">cm</text:measure><text:measure text:kind="gap"/></text:p>
        </draw:measure>
        <draw:ellipse draw:style-name="gr9" draw:text-style-name="P2" draw:layer="layout" svg:width="5.567cm" svg:height="5.185cm" svg:x="14.118cm" svg:y="20.951cm" draw:kind="arc" draw:start-angle="20.1" draw:end-angle="98.39">
          <text:p/>
        </draw:ellipse>
        <draw:ellipse draw:style-name="gr9" draw:text-style-name="P2" draw:layer="layout" svg:width="5.214cm" svg:height="5.503cm" svg:x="21.178cm" svg:y="18.483cm" draw:kind="arc" draw:start-angle="20.1" draw:end-angle="98.39">
          <text:p/>
        </draw:ellipse>
        <draw:frame draw:style-name="gr10" draw:text-style-name="P4" draw:layer="layout" svg:width="1.1cm" svg:height="0.962cm" svg:x="25.924cm" svg:y="17.779cm">
          <draw:text-box>
            <text:p><text:span text:style-name="T1">β</text:span></text:p>
          </draw:text-box>
        </draw:frame>
        <draw:frame draw:style-name="gr16" draw:text-style-name="P4" draw:layer="layout" svg:width="2.14cm" svg:height="2.288cm" svg:x="25.124cm" svg:y="23.091cm">
          <draw:text-box>
            <text:p><text:span text:style-name="T1">α = β </text:span></text:p>
            <text:p><text:span text:style-name="T1">θ = 0</text:span></text:p>
          </draw:text-box>
        </draw:frame>
        <draw:frame draw:style-name="gr10" draw:text-style-name="P4" draw:layer="layout" svg:width="1.1cm" svg:height="0.962cm" svg:x="18.234cm" svg:y="20.327cm">
          <draw:text-box>
            <text:p><text:span text:style-name="T1">α</text:span></text:p>
          </draw:text-box>
        </draw:frame>
        <draw:frame draw:style-name="gr11" draw:text-style-name="P4" draw:layer="layout" svg:width="2.141cm" svg:height="0.962cm" svg:x="12.456cm" svg:y="14.624cm">
          <draw:text-box>
            <text:p><text:span text:style-name="T1">a)</text:span></text:p>
          </draw:text-box>
        </draw:frame>
        <draw:frame draw:style-name="gr11" draw:text-style-name="P4" draw:layer="layout" svg:width="2.141cm" svg:height="0.962cm" svg:x="12.457cm" svg:y="29.624cm">
          <draw:text-box>
            <text:p><text:span text:style-name="T1">c)</text:span></text:p>
          </draw:text-box>
        </draw:frame>
        <draw:frame draw:style-name="gr11" draw:text-style-name="P4" draw:layer="layout" svg:width="2.141cm" svg:height="0.962cm" svg:x="26.457cm" svg:y="14.624cm">
          <draw:text-box>
            <text:p><text:span text:style-name="T1">b)</text:span></text:p>
          </draw:text-box>
        </draw:frame>
        <draw:frame draw:style-name="gr11" draw:text-style-name="P4" draw:layer="layout" svg:width="2.141cm" svg:height="0.962cm" svg:x="26.458cm" svg:y="29.624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1:15:41.647859390</meta:creation-date>
    <dc:date>2016-05-04T11:25:43.260837382</dc:date>
    <meta:editing-duration>PT8M28S</meta:editing-duration>
    <meta:editing-cycles>2</meta:editing-cycles>
    <meta:generator>LibreOffice/5.0.5.2$Linux_X86_64 LibreOffice_project/00m0$Build-2</meta:generator>
    <meta:document-statistic meta:object-count="73"/>
  </office:meta>
</office:document-meta>
</file>